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2b4ee" officeooo:paragraph-rsid="0022b4ee" style:font-weight-asian="bold" style:font-weight-complex="bold"/>
    </style:style>
    <style:style style:name="P2" style:family="paragraph" style:parent-style-name="Standard">
      <style:text-properties fo:font-weight="bold" officeooo:rsid="00243782" officeooo:paragraph-rsid="00243782" style:font-weight-asian="bold" style:font-weight-complex="bold"/>
    </style:style>
    <style:style style:name="P3" style:family="paragraph" style:parent-style-name="Standard">
      <style:text-properties fo:font-weight="bold" officeooo:rsid="0033ff72" officeooo:paragraph-rsid="0033ff72" style:font-weight-asian="bold" style:font-weight-complex="bold"/>
    </style:style>
    <style:style style:name="P4" style:family="paragraph" style:parent-style-name="Standard">
      <style:text-properties fo:font-weight="bold" officeooo:rsid="0036061b" officeooo:paragraph-rsid="0036061b" style:font-weight-asian="bold" style:font-weight-complex="bold"/>
    </style:style>
    <style:style style:name="P5" style:family="paragraph" style:parent-style-name="Standard">
      <style:text-properties fo:font-weight="bold" officeooo:rsid="00376263" officeooo:paragraph-rsid="00376263" style:font-weight-asian="bold" style:font-weight-complex="bold"/>
    </style:style>
    <style:style style:name="P6" style:family="paragraph" style:parent-style-name="Standard">
      <style:text-properties fo:font-weight="bold" officeooo:rsid="0038b111" officeooo:paragraph-rsid="0038b111" style:font-weight-asian="bold" style:font-weight-complex="bold"/>
    </style:style>
    <style:style style:name="P7" style:family="paragraph" style:parent-style-name="Standard">
      <style:text-properties fo:font-weight="bold" officeooo:rsid="00420fb9" officeooo:paragraph-rsid="00420fb9" style:font-weight-asian="bold" style:font-weight-complex="bold"/>
    </style:style>
    <style:style style:name="P8" style:family="paragraph" style:parent-style-name="Standard">
      <style:text-properties fo:font-weight="bold" officeooo:rsid="004359bb" officeooo:paragraph-rsid="004359bb" style:font-weight-asian="bold" style:font-weight-complex="bold"/>
    </style:style>
    <style:style style:name="P9" style:family="paragraph" style:parent-style-name="Standard">
      <style:text-properties fo:font-weight="bold" officeooo:rsid="0046e924" officeooo:paragraph-rsid="0046e924" style:font-weight-asian="bold" style:font-weight-complex="bold"/>
    </style:style>
    <style:style style:name="P10" style:family="paragraph" style:parent-style-name="Standard">
      <style:text-properties fo:font-weight="bold" officeooo:rsid="004c0c41" officeooo:paragraph-rsid="004c0c41" style:font-weight-asian="bold" style:font-weight-complex="bold"/>
    </style:style>
    <style:style style:name="P11" style:family="paragraph" style:parent-style-name="Standard">
      <style:text-properties fo:font-weight="normal" officeooo:rsid="0021494c" officeooo:paragraph-rsid="0021494c" style:font-weight-asian="normal" style:font-weight-complex="normal"/>
    </style:style>
    <style:style style:name="P12" style:family="paragraph" style:parent-style-name="Standard">
      <style:text-properties fo:font-weight="normal" officeooo:rsid="0022b4ee" officeooo:paragraph-rsid="0022b4ee" style:font-weight-asian="normal" style:font-weight-complex="normal"/>
    </style:style>
    <style:style style:name="P13" style:family="paragraph" style:parent-style-name="Standard">
      <style:text-properties fo:font-weight="normal" officeooo:rsid="00243782" officeooo:paragraph-rsid="00243782" style:font-weight-asian="normal" style:font-weight-complex="normal"/>
    </style:style>
    <style:style style:name="P14" style:family="paragraph" style:parent-style-name="Standard">
      <style:text-properties fo:font-weight="normal" officeooo:rsid="0025b4f5" officeooo:paragraph-rsid="0025b4f5" style:font-weight-asian="normal" style:font-weight-complex="normal"/>
    </style:style>
    <style:style style:name="P15" style:family="paragraph" style:parent-style-name="Standard">
      <style:text-properties fo:font-weight="normal" officeooo:rsid="002932dd" officeooo:paragraph-rsid="002932dd" style:font-weight-asian="normal" style:font-weight-complex="normal"/>
    </style:style>
    <style:style style:name="P16" style:family="paragraph" style:parent-style-name="Standard">
      <style:text-properties fo:font-weight="normal" officeooo:rsid="002a5d30" officeooo:paragraph-rsid="002a5d30" style:font-weight-asian="normal" style:font-weight-complex="normal"/>
    </style:style>
    <style:style style:name="P17" style:family="paragraph" style:parent-style-name="Standard">
      <style:text-properties fo:font-weight="normal" officeooo:rsid="002ced6f" officeooo:paragraph-rsid="002ced6f" style:font-weight-asian="normal" style:font-weight-complex="normal"/>
    </style:style>
    <style:style style:name="P18" style:family="paragraph" style:parent-style-name="Standard">
      <style:text-properties fo:font-weight="normal" officeooo:rsid="002dd40c" officeooo:paragraph-rsid="002dd40c" style:font-weight-asian="normal" style:font-weight-complex="normal"/>
    </style:style>
    <style:style style:name="P19" style:family="paragraph" style:parent-style-name="Standard">
      <style:text-properties fo:font-weight="normal" officeooo:rsid="002ecede" officeooo:paragraph-rsid="002ecede" style:font-weight-asian="normal" style:font-weight-complex="normal"/>
    </style:style>
    <style:style style:name="P20" style:family="paragraph" style:parent-style-name="Standard">
      <style:text-properties fo:font-weight="normal" officeooo:rsid="0036061b" officeooo:paragraph-rsid="0036061b" style:font-weight-asian="normal" style:font-weight-complex="normal"/>
    </style:style>
    <style:style style:name="P21" style:family="paragraph" style:parent-style-name="Standard">
      <style:text-properties fo:font-weight="normal" officeooo:rsid="00396c40" officeooo:paragraph-rsid="00396c40" style:font-weight-asian="normal" style:font-weight-complex="normal"/>
    </style:style>
    <style:style style:name="P22" style:family="paragraph" style:parent-style-name="Standard">
      <style:text-properties fo:font-weight="normal" officeooo:rsid="003bf424" officeooo:paragraph-rsid="003bf424" style:font-weight-asian="normal" style:font-weight-complex="normal"/>
    </style:style>
    <style:style style:name="P23" style:family="paragraph" style:parent-style-name="Standard">
      <style:text-properties fo:font-weight="normal" officeooo:rsid="003d3128" officeooo:paragraph-rsid="003d3128" style:font-weight-asian="normal" style:font-weight-complex="normal"/>
    </style:style>
    <style:style style:name="P24" style:family="paragraph" style:parent-style-name="Standard">
      <style:text-properties fo:font-weight="normal" officeooo:rsid="003d8181" officeooo:paragraph-rsid="003d8181" style:font-weight-asian="normal" style:font-weight-complex="normal"/>
    </style:style>
    <style:style style:name="P25" style:family="paragraph" style:parent-style-name="Standard">
      <style:text-properties fo:font-weight="normal" officeooo:rsid="004359bb" officeooo:paragraph-rsid="004359bb" style:font-weight-asian="normal" style:font-weight-complex="normal"/>
    </style:style>
    <style:style style:name="P26" style:family="paragraph" style:parent-style-name="Standard">
      <style:text-properties fo:font-weight="normal" officeooo:rsid="00463a29" officeooo:paragraph-rsid="00463a29" style:font-weight-asian="normal" style:font-weight-complex="normal"/>
    </style:style>
    <style:style style:name="P27" style:family="paragraph" style:parent-style-name="Standard">
      <style:text-properties fo:font-weight="normal" officeooo:rsid="0046e924" officeooo:paragraph-rsid="0046e924" style:font-weight-asian="normal" style:font-weight-complex="normal"/>
    </style:style>
    <style:style style:name="P28" style:family="paragraph" style:parent-style-name="Standard">
      <style:text-properties fo:font-weight="normal" officeooo:rsid="0050b129" officeooo:paragraph-rsid="0050b129" style:font-weight-asian="normal" style:font-weight-complex="normal"/>
    </style:style>
    <style:style style:name="P29" style:family="paragraph" style:parent-style-name="Standard">
      <style:text-properties fo:font-weight="normal" officeooo:rsid="0051fe3f" officeooo:paragraph-rsid="0051fe3f" style:font-weight-asian="normal" style:font-weight-complex="normal"/>
    </style:style>
    <style:style style:name="P30" style:family="paragraph" style:parent-style-name="Standard">
      <style:text-properties fo:font-weight="normal" officeooo:rsid="00540633" officeooo:paragraph-rsid="00540633" style:font-weight-asian="normal" style:font-weight-complex="normal"/>
    </style:style>
    <style:style style:name="P31" style:family="paragraph" style:parent-style-name="Standard">
      <style:text-properties fo:font-weight="normal" officeooo:rsid="00540633" officeooo:paragraph-rsid="0059873c" style:font-weight-asian="normal" style:font-weight-complex="normal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d7a82" officeooo:paragraph-rsid="001d7a82" style:font-weight-asian="bold" style:font-weight-complex="bold"/>
    </style:style>
    <style:style style:name="P33" style:family="paragraph" style:parent-style-name="Standard" style:list-style-name="L1">
      <style:text-properties fo:font-weight="bold" officeooo:rsid="0046e924" officeooo:paragraph-rsid="0046e924" style:font-weight-asian="bold" style:font-weight-complex="bold"/>
    </style:style>
    <style:style style:name="P34" style:family="paragraph" style:parent-style-name="Standard" style:list-style-name="L1">
      <style:text-properties fo:font-weight="bold" officeooo:rsid="00485d90" officeooo:paragraph-rsid="0046e924" style:font-weight-asian="bold" style:font-weight-complex="bold"/>
    </style:style>
    <style:style style:name="P35" style:family="paragraph" style:parent-style-name="Standard" style:list-style-name="L1">
      <style:text-properties fo:font-weight="bold" officeooo:rsid="004a7672" officeooo:paragraph-rsid="004a7672" style:font-weight-asian="bold" style:font-weight-complex="bold"/>
    </style:style>
    <style:style style:name="P36" style:family="paragraph" style:parent-style-name="Standard" style:list-style-name="L2">
      <style:text-properties fo:font-weight="normal" officeooo:rsid="004c0c41" officeooo:paragraph-rsid="004c0c41" style:font-weight-asian="normal" style:font-weight-complex="normal"/>
    </style:style>
    <style:style style:name="P37" style:family="paragraph" style:parent-style-name="Standard" style:list-style-name="L2">
      <style:text-properties fo:font-weight="normal" officeooo:rsid="004d0328" officeooo:paragraph-rsid="004d0328" style:font-weight-asian="normal" style:font-weight-complex="normal"/>
    </style:style>
    <style:style style:name="P38" style:family="paragraph" style:parent-style-name="Standard" style:list-style-name="L2">
      <style:text-properties fo:font-weight="normal" officeooo:rsid="004d03a4" officeooo:paragraph-rsid="004d03a4" style:font-weight-asian="normal" style:font-weight-complex="normal"/>
    </style:style>
    <style:style style:name="P39" style:family="paragraph" style:parent-style-name="Standard" style:list-style-name="L2">
      <style:text-properties fo:font-weight="normal" officeooo:rsid="004d03a4" officeooo:paragraph-rsid="004f7bc5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50b129" officeooo:paragraph-rsid="0050b129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51fe3f" officeooo:paragraph-rsid="0051fe3f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52d445" officeooo:paragraph-rsid="0052d445" style:font-weight-asian="normal" style:font-weight-complex="normal"/>
    </style:style>
    <style:style style:name="P43" style:family="paragraph" style:parent-style-name="Standard" style:list-style-name="L2">
      <style:text-properties fo:font-weight="normal" officeooo:rsid="00540633" officeooo:paragraph-rsid="00540633" style:font-weight-asian="normal" style:font-weight-complex="normal"/>
    </style:style>
    <style:style style:name="P44" style:family="paragraph" style:parent-style-name="Standard" style:list-style-name="L2">
      <style:text-properties fo:font-weight="normal" officeooo:rsid="00540633" officeooo:paragraph-rsid="005abd4a" style:font-weight-asian="normal" style:font-weight-complex="normal"/>
    </style:style>
    <style:style style:name="P45" style:family="paragraph" style:parent-style-name="Standard" style:list-style-name="L2">
      <style:text-properties fo:font-weight="normal" officeooo:rsid="00589ad7" officeooo:paragraph-rsid="00589ad7" style:font-weight-asian="normal" style:font-weight-complex="normal"/>
    </style:style>
    <style:style style:name="P46" style:family="paragraph" style:parent-style-name="Standard" style:list-style-name="L2">
      <style:text-properties fo:font-weight="normal" officeooo:rsid="005abd4a" officeooo:paragraph-rsid="005abd4a" style:font-weight-asian="normal" style:font-weight-complex="normal"/>
    </style:style>
    <style:style style:name="P47" style:family="paragraph" style:parent-style-name="Standard" style:list-style-name="L2">
      <style:text-properties fo:font-weight="normal" officeooo:rsid="005b68c6" officeooo:paragraph-rsid="005b68c6" style:font-weight-asian="normal" style:font-weight-complex="normal"/>
    </style:style>
    <style:style style:name="T1" style:family="text">
      <style:text-properties officeooo:rsid="0027abee"/>
    </style:style>
    <style:style style:name="T2" style:family="text">
      <style:text-properties officeooo:rsid="002b107a"/>
    </style:style>
    <style:style style:name="T3" style:family="text">
      <style:text-properties officeooo:rsid="003545f2"/>
    </style:style>
    <style:style style:name="T4" style:family="text">
      <style:text-properties officeooo:rsid="00367c29"/>
    </style:style>
    <style:style style:name="T5" style:family="text">
      <style:text-properties officeooo:rsid="00396c40"/>
    </style:style>
    <style:style style:name="T6" style:family="text">
      <style:text-properties officeooo:rsid="003aaadc"/>
    </style:style>
    <style:style style:name="T7" style:family="text">
      <style:text-properties officeooo:rsid="003f76f3"/>
    </style:style>
    <style:style style:name="T8" style:family="text">
      <style:text-properties officeooo:rsid="004a7672"/>
    </style:style>
    <style:style style:name="T9" style:family="text">
      <style:text-properties officeooo:rsid="004ead58"/>
    </style:style>
    <style:style style:name="T10" style:family="text">
      <style:text-properties officeooo:rsid="004f7bc5"/>
    </style:style>
    <style:style style:name="T11" style:family="text">
      <style:text-properties officeooo:rsid="0050811d"/>
    </style:style>
    <style:style style:name="T12" style:family="text">
      <style:text-properties officeooo:rsid="0052d445"/>
    </style:style>
    <style:style style:name="T13" style:family="text">
      <style:text-properties officeooo:rsid="00559b7b"/>
    </style:style>
    <style:style style:name="T14" style:family="text">
      <style:text-properties officeooo:rsid="005a078b"/>
    </style:style>
    <style:style style:name="T15" style:family="text">
      <style:text-properties officeooo:rsid="005abd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uthentication and Security</text:p>
      <text:p text:style-name="P11">Design overview of the websites:</text:p>
      <text:p text:style-name="P11">Home → register | login → secrets </text:p>
      <text:p text:style-name="P11"/>
      <text:p text:style-name="P1">Level 1 <text:span text:style-name="T5">creating user profiles</text:span></text:p>
      <text:p text:style-name="P12">Creating an account and storing their email and password. </text:p>
      <text:p text:style-name="P13"/>
      <text:p text:style-name="P2">Level 2 <text:span text:style-name="T5">encryption</text:span></text:p>
      <text:p text:style-name="P14">Encrypting your stored password<text:span text:style-name="T1">s.</text:span></text:p>
      <text:p text:style-name="P5">Use mongoose encryption</text:p>
      <text:p text:style-name="P2"/>
      <text:p text:style-name="P2">Level 3 <text:span text:style-name="T5">hashing password</text:span></text:p>
      <text:p text:style-name="P15">Hashing the password of the user.</text:p>
      <text:p text:style-name="P4">Use <text:span text:style-name="T4">md5 package</text:span></text:p>
      <text:p text:style-name="P2"/>
      <text:p text:style-name="P2">Level 4 <text:span text:style-name="T5">salting and multihash password</text:span></text:p>
      <text:p text:style-name="P16">Adding a salt to the password then hash it. <text:span text:style-name="T2">Multiple rounds with salting and hashing will help.</text:span></text:p>
      <text:p text:style-name="P20">Use bcrypt package</text:p>
      <text:p text:style-name="P2"/>
      <text:p text:style-name="P2">Level 5 <text:span text:style-name="T5">cookies and sessions</text:span></text:p>
      <text:p text:style-name="P17">Adding cookies and storing session keys for individual users.</text:p>
      <text:p text:style-name="P18">Server will send a cookie to the browser to save the user’s actions. </text:p>
      <text:p text:style-name="P19">When the user returns to the site, it will send their cookie to the server. The server can identify if the user had a previous session. </text:p>
      <text:p text:style-name="P3">Cookie starts when you login to the website. <text:span text:style-name="T3">Session checks in a certain amount of time if a cookie used by the user is valid. </text:span></text:p>
      <text:p text:style-name="P6">Install packages passport, passport-local, passport-local-mongoose, express-session</text:p>
      <text:p text:style-name="P19"/>
      <text:p text:style-name="P21">Passport is great for </text:p>
      <text:p text:style-name="P19"/>
      <text:p text:style-name="P2"/>
      <text:p text:style-name="P2">Level 6 <text:span text:style-name="T6">tokens</text:span></text:p>
      <text:p text:style-name="P2"/>
      <text:p text:style-name="P22">Use 0Auth to implement this.</text:p>
      <text:p text:style-name="P7">The point is to delegate logging authentication to bigger,more “secure” websites.</text:p>
      <text:p text:style-name="P23">How does it work?<text:line-break/><text:span text:style-name="T7">1. </text:span>Website 1 sends a get request to website 2, and website 2 responds with a list of users emails. </text:p>
      <text:p text:style-name="P24"><text:span text:style-name="T7">2. </text:span>Website 1 compares its db to the db it received;</text:p>
      <text:p text:style-name="P24"/>
      <text:p text:style-name="P8">What is 0Auth?</text:p>
      <text:p text:style-name="P25">It allows you to grant granular access → it grants specific information from 1 website to another website.</text:p>
      <text:p text:style-name="P26">Grants read/read+write access</text:p>
      <text:p text:style-name="P26">revoke access anytime</text:p>
      <text:p text:style-name="P9"/>
      <text:p text:style-name="P9"/>
      <text:p text:style-name="P9"/>
      <text:p text:style-name="P9"/>
      <text:p text:style-name="P9"/>
      <text:p text:style-name="P9"><text:soft-page-break/>steps:</text:p>
      <text:list xml:id="list2375697387" text:style-name="L1">
        <text:list-item>
          <text:p text:style-name="P33"><text:span text:style-name="T8">se</text:span>tup app<text:span text:style-name="T8">(myApp)</text:span> on companys<text:span text:style-name="T8">(Facebook)</text:span> sdk</text:p>
        </text:list-item>
        <text:list-item>
          <text:p text:style-name="P33">redirect to authenticate</text:p>
        </text:list-item>
        <text:list-item>
          <text:p text:style-name="P34">user logs in</text:p>
        </text:list-item>
        <text:list-item>
          <text:p text:style-name="P35">user grants permission </text:p>
        </text:list-item>
        <text:list-item>
          <text:p text:style-name="P35">your app(myAPP) will receive an authorisation code/access token from the company website(Facebook)</text:p>
        </text:list-item>
      </text:list>
      <text:p text:style-name="P27"/>
      <text:p text:style-name="P10">Steps to configure 0Auth</text:p>
      <text:list xml:id="list2364385077" text:style-name="L2">
        <text:list-item>
          <text:p text:style-name="P36">login to google developer console.</text:p>
        </text:list-item>
        <text:list-item>
          <text:p text:style-name="P36">Create an application </text:p>
        </text:list-item>
        <text:list-item>
          <text:p text:style-name="P36">under 0auth consent, fill in the following:</text:p>
          <text:list>
            <text:list-item>
              <text:p text:style-name="P36">application name - &lt;name&gt;</text:p>
            </text:list-item>
            <text:list-item>
              <text:p text:style-name="P36">support email</text:p>
            </text:list-item>
            <text:list-item>
              <text:p text:style-name="P36">scopes for google apis </text:p>
            </text:list-item>
            <text:list-item>
              <text:p text:style-name="P37"><text:s/></text:p>
            </text:list-item>
          </text:list>
        </text:list-item>
        <text:list-item>
          <text:p text:style-name="P38">Under credentials, click on create credentials and click 0auth ID.</text:p>
          <text:list>
            <text:list-item>
              <text:p text:style-name="P38">Name the application</text:p>
            </text:list-item>
            <text:list-item>
              <text:p text:style-name="P39">fill in the origin – (in our ex, it is localhost:<text:span text:style-name="T9">3000</text:span>)</text:p>
            </text:list-item>
            <text:list-item>
              <text:p text:style-name="P39"><text:span text:style-name="T10">add redirect uri - </text:span></text:p>
            </text:list-item>
          </text:list>
        </text:list-item>
        <text:list-item>
          <text:p text:style-name="P38"><text:s/>Copy<text:span text:style-name="T11"> the 0auth client id and client secret into your .env file </text:span></text:p>
        </text:list-item>
        <text:list-item>
          <text:p text:style-name="P40">Add this package in passport-google-oauth20</text:p>
        </text:list-item>
        <text:list-item>
          <text:p text:style-name="P40">Add this code in:</text:p>
        </text:list-item>
      </text:list>
      <text:p text:style-name="P28">passport.use(new GoogleStrategy({</text:p>
      <text:p text:style-name="P28"><text:s text:c="4"/>clientID: process.env.CLIENT_ID,</text:p>
      <text:p text:style-name="P28"><text:s text:c="4"/>clientSecret: process.env.CLIENT_SECRET,</text:p>
      <text:p text:style-name="P28"><text:s text:c="4"/>callbackURL: CLIENT_CALLBACK_URL,</text:p>
      <text:p text:style-name="P28"><text:s text:c="4"/>userProfileURL: "httpsL//www.googleapis.com/oauth2/v3/userinfo"</text:p>
      <text:p text:style-name="P28"><text:s text:c="2"/>},</text:p>
      <text:p text:style-name="P28"><text:s text:c="2"/>function(accessToken, refreshToken, profile, cb) {</text:p>
      <text:p text:style-name="P28"><text:s text:c="4"/>User.findOrCreate({ googleId: profile.id }, function (err, user) {</text:p>
      <text:p text:style-name="P28"><text:s text:c="6"/>return cb(err, user);</text:p>
      <text:p text:style-name="P28"><text:s text:c="4"/>});</text:p>
      <text:p text:style-name="P28"><text:s text:c="2"/>}</text:p>
      <text:p text:style-name="P28">)); </text:p>
      <text:p text:style-name="P28"/>
      <text:p text:style-name="P28"><text:tab/>client id is the id you copied earlier. </text:p>
      <text:p text:style-name="P28"><text:tab/>Clientsecret is the secret you copied in env earlier</text:p>
      <text:p text:style-name="P28"><text:tab/>callbackURL is the URL you added during the create credentials step </text:p>
      <text:p text:style-name="P28"><text:tab/>add in userprofileURL as stated above. (This is because google+ will be gone and this is an alternate endpoint for authentication.)</text:p>
      <text:p text:style-name="P28"/>
      <text:list xml:id="list234524438120849" text:continue-numbering="true" text:style-name="L2">
        <text:list-item>
          <text:p text:style-name="P41">install mongoose-findorcreate package and add it into your code.</text:p>
          <text:p text:style-name="P42">Place under other packages</text:p>
          <text:list>
            <text:list-header>
              <text:p text:style-name="P41">const findOrCreate=require('mongoose-findorcreate');</text:p>
            </text:list-header>
          </text:list>
        </text:list-item>
      </text:list>
      <text:p text:style-name="P29"><text:tab/><text:span text:style-name="T12">Place next to other plugins</text:span></text:p>
      <text:list xml:id="list234523665134773" text:continue-numbering="true" text:style-name="L2">
        <text:list-item>
          <text:list>
            <text:list-header>
              <text:p text:style-name="P41">userSchema.plugin(findOrCreate);</text:p>
            </text:list-header>
          </text:list>
          <text:p text:style-name="P43"/>
          <text:p text:style-name="P43"/>
        </text:list-item>
        <text:list-item>
          <text:p text:style-name="P43"><text:soft-page-break/>Create a get route to authenticate with google. </text:p>
        </text:list-item>
      </text:list>
      <text:p text:style-name="P30">In our case : app.get('/auth/google',</text:p>
      <text:p text:style-name="P30"><text:s text:c="2"/>passport.authenticate('google', {scope:['profile']})</text:p>
      <text:p text:style-name="P30">); </text:p>
      <text:p text:style-name="P30"/>
      <text:p text:style-name="P30">*<text:span text:style-name="T13">The reason the route is ‘/auth/google/’ is because we specified this action in register.ejs file.</text:span></text:p>
      <text:list xml:id="list234524052788821" text:continue-numbering="true" text:style-name="L2">
        <text:list-header>
          <text:p text:style-name="P43"><text:s/></text:p>
        </text:list-header>
        <text:list-item>
          <text:p text:style-name="P45">Now, based on your callback URL specified, you need to create a get route to handle it.</text:p>
          <text:p text:style-name="P45">In our case</text:p>
        </text:list-item>
      </text:list>
      <text:p text:style-name="P31">app.get('/auth/google/secrets',</text:p>
      <text:p text:style-name="P31"><text:s text:c="2"/>passport.authenticate('google', { failureRedirect: '/login' }),</text:p>
      <text:p text:style-name="P31"><text:s text:c="2"/>function(req, res) {</text:p>
      <text:p text:style-name="P31"><text:s text:c="4"/>// Successful authentication, redirect home.</text:p>
      <text:p text:style-name="P31"><text:s text:c="4"/>res.redirect('/secrets');</text:p>
      <text:p text:style-name="P31">}); </text:p>
      <text:list xml:id="list234523155752694" text:continue-numbering="true" text:style-name="L2">
        <text:list-item>
          <text:p text:style-name="P43"><text:s/><text:span text:style-name="T14">Add googleId as a field in your user Schema</text:span></text:p>
        </text:list-item>
        <text:list-item>
          <text:p text:style-name="P46">(optional) – style the google buttons – download Social buttons for Bootstrap</text:p>
          <text:p text:style-name="P44"><text:span text:style-name="T15">Add the </text:span><text:s/>bootstrap-social.css <text:span text:style-name="T15">into your projects css folder</text:span></text:p>
        </text:list-item>
        <text:list-item>
          <text:p text:style-name="P47">All done!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9:50:36.266380463</meta:creation-date>
    <dc:date>2019-03-12T23:45:19.225077325</dc:date>
    <meta:editing-duration>PT6H25M49S</meta:editing-duration>
    <meta:editing-cycles>58</meta:editing-cycles>
    <meta:generator>LibreOffice/6.0.7.3$Linux_X86_64 LibreOffice_project/00m0$Build-3</meta:generator>
    <meta:document-statistic meta:table-count="0" meta:image-count="0" meta:object-count="0" meta:page-count="4" meta:paragraph-count="90" meta:word-count="572" meta:character-count="3800" meta:non-whitespace-character-count="3260"/>
  </office:meta>
</office:document-meta>
</file>